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99bf" officeooo:paragraph-rsid="000199bf"/>
    </style:style>
    <style:style style:name="P2" style:family="paragraph" style:parent-style-name="Standard">
      <style:text-properties fo:font-size="16pt" fo:font-weight="bold" officeooo:rsid="000199bf" officeooo:paragraph-rsid="000199bf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officeooo:rsid="000199bf" officeooo:paragraph-rsid="000199bf"/>
    </style:style>
    <style:style style:name="P4" style:family="paragraph" style:parent-style-name="Standard">
      <style:text-properties fo:font-size="16pt" fo:font-weight="bold" officeooo:rsid="000199bf" officeooo:paragraph-rsid="000199bf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normal" officeooo:rsid="0003d51e" officeooo:paragraph-rsid="0003d51e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text-properties fo:font-size="12pt" fo:font-weight="normal" officeooo:rsid="0003d51e" officeooo:paragraph-rsid="0003d51e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fo:font-weight="normal" officeooo:rsid="00045f30" officeooo:paragraph-rsid="00045f30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fo:font-size="12pt" fo:font-weight="normal" officeooo:rsid="00047f47" officeooo:paragraph-rsid="00047f47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3dd3"/>
    </style:style>
    <style:style style:name="T3" style:family="text">
      <style:text-properties officeooo:rsid="0003900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Z Index:</text:p>
      <text:p text:style-name="P5"/>
      <text:list xml:id="list1594827634" text:style-name="L2">
        <text:list-item>
          <text:p text:style-name="P6">Armas do player</text:p>
        </text:list-item>
        <text:list-item>
          <text:p text:style-name="P6">Player</text:p>
        </text:list-item>
        <text:list-item>
          <text:p text:style-name="P6">Armas Inimigos</text:p>
        </text:list-item>
        <text:list-item>
          <text:p text:style-name="P6">Inimigos</text:p>
        </text:list-item>
        <text:list-item>
          <text:p text:style-name="P6">Dash Ghost Effect, Jump Effect</text:p>
        </text:list-item>
        <text:list-item>
          <text:p text:style-name="P6">Efeitos dos inimigos</text:p>
        </text:list-item>
        <text:list-item>
          <text:p text:style-name="P8">Armas e kits médicos que podem ser obtidos pelo player</text:p>
        </text:list-item>
        <text:list-item>
          <text:p text:style-name="P7">Objetos secundários do mapa</text:p>
        </text:list-item>
        <text:list-item>
          <text:p text:style-name="P7">Chão e paredes</text:p>
        </text:list-item>
        <text:list-item>
          <text:p text:style-name="P7">Fundo</text:p>
        </text:list-item>
      </text:list>
      <text:p text:style-name="P5"/>
      <text:p text:style-name="P2"/>
      <text:p text:style-name="P2">Sword</text:p>
      <text:p text:style-name="P1"/>
      <text:p text:style-name="P1"><text:span text:style-name="T1">Comportamento padrão:</text:span> Existe uma lista de animação, e sempre começará tocando a primeira animação. Sempre que é feito um ataque e esse ataque colide com um inimigo, passa para a próxima animação, assim dando mais de uma animação de ataque. Quando a animação de ataque acaba, é contado um tempo de 0.5 segundos para resetar as animações, ou seja, o usuário tem apenas 0.5 segundos para dar um golpe seguido para mostrar as outras animação. Então quando é dado um ataque esse time é parado para que não seja resetado.</text:p>
      <text:p text:style-name="P1"/>
      <text:p text:style-name="P1"/>
      <text:list text:style-name="L1">
        <text:list-item>
          <text:p text:style-name="P3"><text:span text:style-name="T1">attack() -&gt; void:</text:span> <text:span text:style-name="T2">faz o ataque.</text:span></text:p>
        </text:list-item>
        <text:list-item>
          <text:p text:style-name="P3"><text:span text:style-name="T1">flip_h(condition: bool) -&gt; void:</text:span> <text:span text:style-name="T2">faz um flip do sprite e da hitbox.</text:span></text:p>
        </text:list-item>
        <text:list-item>
          <text:p text:style-name="P3"><text:span text:style-name="T1">cancel_attack() -&gt; void:</text:span> <text:span text:style-name="T3">cancela ataque ( caso esteja atacando), volta animação para idle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10:20:55.617000000</meta:creation-date>
    <dc:date>2023-06-06T17:45:29.200000000</dc:date>
    <meta:editing-duration>PT24M53S</meta:editing-duration>
    <meta:editing-cycles>6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6" meta:word-count="170" meta:character-count="933" meta:non-whitespace-character-count="792"/>
  </office:meta>
</office:document-meta>
</file>